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9.666cm"/>
    </style:style>
    <style:style style:name="co3" style:family="table-column">
      <style:table-column-properties fo:break-before="auto" style:column-width="8.996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concepto</text:p>
          </table:table-cell>
          <table:table-cell office:value-type="string">
            <text:p>para</text:p>
          </table:table-cell>
          <table:table-cell office:value-type="string">
            <text:p>nif</text:p>
          </table:table-cell>
          <table:table-cell office:value-type="string">
            <text:p>importe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string">
            <text:p>06/05/2015</text:p>
          </table:table-cell>
          <table:table-cell office:value-type="string">
            <text:p>2T-018-Tompla industria internacional del sobre 100415362</text:p>
          </table:table-cell>
          <table:table-cell office:value-type="string">
            <text:p>Tompla la industria internacional del sobre sl</text:p>
          </table:table-cell>
          <table:table-cell office:value-type="string">
            <text:p>B87031472</text:p>
          </table:table-cell>
          <table:table-cell office:value-type="string">
            <text:p>7199.50</text:p>
          </table:table-cell>
          <table:table-cell office:value-type="string">
            <text:p>c1</text:p>
          </table:table-cell>
        </table:table-row>
        <table:table-row table:style-name="ro1">
          <table:table-cell office:value-type="string">
            <text:p>19/5/2015</text:p>
          </table:table-cell>
          <table:table-cell office:value-type="string">
            <text:p>2T-116-Estudios graficos sa fra 152092</text:p>
          </table:table-cell>
          <table:table-cell office:value-type="string">
            <text:p>Estudios graficos europeos sa</text:p>
          </table:table-cell>
          <table:table-cell office:value-type="string">
            <text:p>A80882020</text:p>
          </table:table-cell>
          <table:table-cell office:value-type="string">
            <text:p>11706.75</text:p>
          </table:table-cell>
          <table:table-cell office:value-type="string">
            <text:p>c1</text:p>
          </table:table-cell>
        </table:table-row>
        <table:table-row table:style-name="ro1">
          <table:table-cell office:value-type="string">
            <text:p>19/05/2015</text:p>
          </table:table-cell>
          <table:table-cell office:value-type="string">
            <text:p>2T-118-Estudios graficos sa fra 152091</text:p>
          </table:table-cell>
          <table:table-cell office:value-type="string">
            <text:p>Estudios graficos europeos sa</text:p>
          </table:table-cell>
          <table:table-cell office:value-type="string">
            <text:p>A80882020</text:p>
          </table:table-cell>
          <table:table-cell office:value-type="string">
            <text:p>2036.43</text:p>
          </table:table-cell>
          <table:table-cell office:value-type="string">
            <text:p>c1</text:p>
          </table:table-cell>
        </table:table-row>
        <table:table-row table:style-name="ro1">
          <table:table-cell office:value-type="string">
            <text:p>29/05/2015</text:p>
          </table:table-cell>
          <table:table-cell office:value-type="string">
            <text:p>2T-130-Estudios graficos sa fra 152569</text:p>
          </table:table-cell>
          <table:table-cell office:value-type="string">
            <text:p>Estudios graficos europeos sa</text:p>
          </table:table-cell>
          <table:table-cell office:value-type="string">
            <text:p>A80882020</text:p>
          </table:table-cell>
          <table:table-cell office:value-type="string">
            <text:p>780.45</text:p>
          </table:table-cell>
          <table:table-cell office:value-type="string">
            <text:p>c1</text:p>
          </table:table-cell>
        </table:table-row>
        <table:table-row table:style-name="ro1">
          <table:table-cell office:value-type="string">
            <text:p>29/05/2015</text:p>
          </table:table-cell>
          <table:table-cell office:value-type="string">
            <text:p>2T-057-Nuevo Hotel Paseo del Arte, S.L fra 1399078</text:p>
          </table:table-cell>
          <table:table-cell office:value-type="string">
            <text:p>Nuevo Hotel Paseo del Arte, S.L</text:p>
          </table:table-cell>
          <table:table-cell/>
          <table:table-cell office:value-type="string">
            <text:p>451.33</text:p>
          </table:table-cell>
          <table:table-cell office:value-type="string">
            <text:p>c2</text:p>
          </table:table-cell>
        </table:table-row>
        <table:table-row table:style-name="ro1">
          <table:table-cell office:value-type="string">
            <text:p>29/04/2015</text:p>
          </table:table-cell>
          <table:table-cell office:value-type="string">
            <text:p>2T-108-Welab fra 0014001347</text:p>
          </table:table-cell>
          <table:table-cell office:value-type="string">
            <text:p>WeLab Professional Equipment S.L.</text:p>
          </table:table-cell>
          <table:table-cell office:value-type="string">
            <text:p>B84621309</text:p>
          </table:table-cell>
          <table:table-cell office:value-type="string">
            <text:p>191.18</text:p>
          </table:table-cell>
          <table:table-cell office:value-type="string">
            <text:p>c2</text:p>
          </table:table-cell>
        </table:table-row>
        <table:table-row table:style-name="ro1">
          <table:table-cell office:value-type="string">
            <text:p>19/05/2015</text:p>
          </table:table-cell>
          <table:table-cell office:value-type="string">
            <text:p>2T-124-Sala Boite sl fra 13-15</text:p>
          </table:table-cell>
          <table:table-cell office:value-type="string">
            <text:p>Boite Madrid sl</text:p>
          </table:table-cell>
          <table:table-cell office:value-type="string">
            <text:p>B84596709</text:p>
          </table:table-cell>
          <table:table-cell office:value-type="string">
            <text:p>363.00</text:p>
          </table:table-cell>
          <table:table-cell office:value-type="string">
            <text:p>c2</text:p>
          </table:table-cell>
        </table:table-row>
        <table:table-row table:style-name="ro2">
          <table:table-cell office:value-type="string">
            <text:p>30/04/2015</text:p>
          </table:table-cell>
          <table:table-cell table:style-name="ce1" office:value-type="string">
            <text:p>Nomina y aportación empresarial abril</text:p>
          </table:table-cell>
          <table:table-cell office:value-type="string">
            <text:p>Mario Munera</text:p>
          </table:table-cell>
          <table:table-cell/>
          <table:table-cell office:value-type="string">
            <text:p>747.88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30/04/2015</text:p>
          </table:table-cell>
          <table:table-cell table:style-name="ce1" office:value-type="string">
            <text:p>Nomina y aportación empresarial abril</text:p>
          </table:table-cell>
          <table:table-cell office:value-type="string">
            <text:p>Julio Martínez-Cava</text:p>
          </table:table-cell>
          <table:table-cell/>
          <table:table-cell office:value-type="string">
            <text:p>747.88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30/04/2015</text:p>
          </table:table-cell>
          <table:table-cell table:style-name="ce1" office:value-type="string">
            <text:p>Nomina y aportación empresarial abril</text:p>
          </table:table-cell>
          <table:table-cell office:value-type="string">
            <text:p>Raquel Carrasco</text:p>
          </table:table-cell>
          <table:table-cell/>
          <table:table-cell office:value-type="string">
            <text:p>747.88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30/04/2015</text:p>
          </table:table-cell>
          <table:table-cell table:style-name="ce1" office:value-type="string">
            <text:p>Nomina y aportación empresarial abril</text:p>
          </table:table-cell>
          <table:table-cell office:value-type="string">
            <text:p>Pepa López</text:p>
          </table:table-cell>
          <table:table-cell/>
          <table:table-cell office:value-type="string">
            <text:p>747.88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Nómina mayo Pepa López</text:p>
          </table:table-cell>
          <table:table-cell office:value-type="string">
            <text:p>Pepa López</text:p>
          </table:table-cell>
          <table:table-cell/>
          <table:table-cell office:value-type="string">
            <text:p>1196.60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Finiquito Pepa López</text:p>
          </table:table-cell>
          <table:table-cell office:value-type="string">
            <text:p>Pepa López</text:p>
          </table:table-cell>
          <table:table-cell/>
          <table:table-cell office:value-type="string">
            <text:p>211.23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Nómina mayo Julio Martínez Cava</text:p>
          </table:table-cell>
          <table:table-cell office:value-type="string">
            <text:p>Julio Martínez-Cava</text:p>
          </table:table-cell>
          <table:table-cell/>
          <table:table-cell office:value-type="string">
            <text:p>1196.60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Finiquito Julio Martínez-Cava</text:p>
          </table:table-cell>
          <table:table-cell office:value-type="string">
            <text:p>Julio Martínez-Cava</text:p>
          </table:table-cell>
          <table:table-cell/>
          <table:table-cell office:value-type="string">
            <text:p>211.23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Nómina mayo Mario Munera</text:p>
          </table:table-cell>
          <table:table-cell office:value-type="string">
            <text:p>Mario Munera</text:p>
          </table:table-cell>
          <table:table-cell/>
          <table:table-cell office:value-type="string">
            <text:p>1196.60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Finiquito Mario Munera</text:p>
          </table:table-cell>
          <table:table-cell office:value-type="string">
            <text:p>Mario Munera</text:p>
          </table:table-cell>
          <table:table-cell/>
          <table:table-cell office:value-type="string">
            <text:p>211.23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Nómina Raquel Carrasco</text:p>
          </table:table-cell>
          <table:table-cell office:value-type="string">
            <text:p>Raquel Carrasco</text:p>
          </table:table-cell>
          <table:table-cell/>
          <table:table-cell office:value-type="string">
            <text:p>1196.60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Finiquito Raquel Carrasco</text:p>
          </table:table-cell>
          <table:table-cell office:value-type="string">
            <text:p>Raquel Carrasco</text:p>
          </table:table-cell>
          <table:table-cell/>
          <table:table-cell office:value-type="string">
            <text:p>211.23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Nómina David Arenal</text:p>
          </table:table-cell>
          <table:table-cell office:value-type="string">
            <text:p>David Arenal</text:p>
          </table:table-cell>
          <table:table-cell/>
          <table:table-cell office:value-type="string">
            <text:p>517.51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Finiquito Davíd Arenal</text:p>
          </table:table-cell>
          <table:table-cell office:value-type="string">
            <text:p>David Arenal</text:p>
          </table:table-cell>
          <table:table-cell/>
          <table:table-cell office:value-type="string">
            <text:p>54.80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Nómina Beatriz López</text:p>
          </table:table-cell>
          <table:table-cell office:value-type="string">
            <text:p>Beatriz López</text:p>
          </table:table-cell>
          <table:table-cell/>
          <table:table-cell office:value-type="string">
            <text:p>1035.03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Finiquito Beatriz López</text:p>
          </table:table-cell>
          <table:table-cell office:value-type="string">
            <text:p>Beatriz López</text:p>
          </table:table-cell>
          <table:table-cell/>
          <table:table-cell office:value-type="string">
            <text:p>110.08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28/05/2015</text:p>
          </table:table-cell>
          <table:table-cell office:value-type="string">
            <text:p>2T-074-TC ABRIL</text:p>
          </table:table-cell>
          <table:table-cell office:value-type="string">
            <text:p>na</text:p>
          </table:table-cell>
          <table:table-cell/>
          <table:table-cell office:value-type="string">
            <text:p>1360.44</text:p>
          </table:table-cell>
          <table:table-cell office:value-type="string">
            <text:p>c3</text:p>
          </table:table-cell>
        </table:table-row>
        <table:table-row table:style-name="ro1">
          <table:table-cell office:value-type="string">
            <text:p>02/05/2015</text:p>
          </table:table-cell>
          <table:table-cell office:value-type="string">
            <text:p>2T-010-Asoc cine sin autor Fra 15 004</text:p>
          </table:table-cell>
          <table:table-cell office:value-type="string">
            <text:p>Asociacion cine sin autor</text:p>
          </table:table-cell>
          <table:table-cell office:value-type="string">
            <text:p>g86240827</text:p>
          </table:table-cell>
          <table:table-cell office:value-type="string">
            <text:p>3500.0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04/05/2015</text:p>
          </table:table-cell>
          <table:table-cell office:value-type="string">
            <text:p>2T-012-TMEX Fra 5 2015</text:p>
          </table:table-cell>
          <table:table-cell office:value-type="string">
            <text:p>tmex</text:p>
          </table:table-cell>
          <table:table-cell office:value-type="string">
            <text:p>G86659794</text:p>
          </table:table-cell>
          <table:table-cell office:value-type="string">
            <text:p>1074.48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11/05/2015</text:p>
          </table:table-cell>
          <table:table-cell office:value-type="string">
            <text:p>2T-025-María Luisa Rivero Rodríguez Fra 110515-01</text:p>
          </table:table-cell>
          <table:table-cell office:value-type="string">
            <text:p>María Luisa Rivero Rodríguez</text:p>
          </table:table-cell>
          <table:table-cell office:value-type="string">
            <text:p>00824395y</text:p>
          </table:table-cell>
          <table:table-cell office:value-type="string">
            <text:p>302.5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06/05/2015</text:p>
          </table:table-cell>
          <table:table-cell office:value-type="string">
            <text:p>2T-035-Headroom estudio sl Fra 19-15</text:p>
          </table:table-cell>
          <table:table-cell office:value-type="string">
            <text:p>Headroom estudio sl</text:p>
          </table:table-cell>
          <table:table-cell office:value-type="string">
            <text:p>B84682137</text:p>
          </table:table-cell>
          <table:table-cell office:value-type="string">
            <text:p>363.0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05/05/2015</text:p>
          </table:table-cell>
          <table:table-cell office:value-type="string">
            <text:p>2T-45 Fra 1500501 Fra 15maddg1500501</text:p>
          </table:table-cell>
          <table:table-cell office:value-type="string">
            <text:p>SMART IB DE IMPULSO EMPRESARIAL, S.COOP</text:p>
          </table:table-cell>
          <table:table-cell office:value-type="string">
            <text:p>F90065418</text:p>
          </table:table-cell>
          <table:table-cell office:value-type="string">
            <text:p>169.4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47-Asoc cine sin autorFra 15 007</text:p>
          </table:table-cell>
          <table:table-cell office:value-type="string">
            <text:p>Asociacion cine sin autor</text:p>
          </table:table-cell>
          <table:table-cell office:value-type="string">
            <text:p>g86240827</text:p>
          </table:table-cell>
          <table:table-cell office:value-type="string">
            <text:p>3733.0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22/05/2015</text:p>
          </table:table-cell>
          <table:table-cell office:value-type="string">
            <text:p>2T-66-xsto.info s. coop. mad.fra 2015XS000018</text:p>
          </table:table-cell>
          <table:table-cell office:value-type="string">
            <text:p>XSTO.INFO S. COOP. MAD.</text:p>
          </table:table-cell>
          <table:table-cell office:value-type="string">
            <text:p>F83677179</text:p>
          </table:table-cell>
          <table:table-cell office:value-type="string">
            <text:p>1500.0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09/05/2015</text:p>
          </table:table-cell>
          <table:table-cell office:value-type="string">
            <text:p>2T-073-SAMBANES fra 5</text:p>
          </table:table-cell>
          <table:table-cell office:value-type="string">
            <text:p>Asociacion cultural sambanes</text:p>
          </table:table-cell>
          <table:table-cell office:value-type="string">
            <text:p>G87204079</text:p>
          </table:table-cell>
          <table:table-cell office:value-type="string">
            <text:p>500.0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19/05/2015</text:p>
          </table:table-cell>
          <table:table-cell office:value-type="string">
            <text:p>2T-105-Ambulancias San Jose fra 2015 076</text:p>
          </table:table-cell>
          <table:table-cell office:value-type="string">
            <text:p>Ambulancias San José sc</text:p>
          </table:table-cell>
          <table:table-cell office:value-type="string">
            <text:p>J87048908</text:p>
          </table:table-cell>
          <table:table-cell office:value-type="string">
            <text:p>200.0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22/05/2015</text:p>
          </table:table-cell>
          <table:table-cell office:value-type="string">
            <text:p>2T-106-Xsto info fra 2015-17</text:p>
          </table:table-cell>
          <table:table-cell office:value-type="string">
            <text:p>XSTO.INFO S. COOP. MAD.</text:p>
          </table:table-cell>
          <table:table-cell office:value-type="string">
            <text:p>F83677179</text:p>
          </table:table-cell>
          <table:table-cell office:value-type="string">
            <text:p>260.6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21/05/2015</text:p>
          </table:table-cell>
          <table:table-cell office:value-type="string">
            <text:p>2T-107-Noelia Alvarez fra 01-2015</text:p>
          </table:table-cell>
          <table:table-cell office:value-type="string">
            <text:p>Noelia Alvarez Diaz</text:p>
          </table:table-cell>
          <table:table-cell office:value-type="string">
            <text:p>78493631J</text:p>
          </table:table-cell>
          <table:table-cell office:value-type="string">
            <text:p>44.0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21/05/2015</text:p>
          </table:table-cell>
          <table:table-cell office:value-type="string">
            <text:p>2T-110-Jaime Biencinto fra 17-2015</text:p>
          </table:table-cell>
          <table:table-cell office:value-type="string">
            <text:p>Jaime Biencinto Martín</text:p>
          </table:table-cell>
          <table:table-cell office:value-type="string">
            <text:p>51933856V</text:p>
          </table:table-cell>
          <table:table-cell office:value-type="string">
            <text:p>3085.5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01/06/2015</text:p>
          </table:table-cell>
          <table:table-cell office:value-type="string">
            <text:p>2T-117-Centro Altatorre fra 6 2015s</text:p>
          </table:table-cell>
          <table:table-cell office:value-type="string">
            <text:p>Centro Altatorre de personas sordas de Madrid</text:p>
          </table:table-cell>
          <table:table-cell office:value-type="string">
            <text:p>G28746691</text:p>
          </table:table-cell>
          <table:table-cell office:value-type="string">
            <text:p>70.0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28/04/2015</text:p>
          </table:table-cell>
          <table:table-cell office:value-type="string">
            <text:p>2T-121-Kinema fra 1 00329</text:p>
          </table:table-cell>
          <table:table-cell office:value-type="string">
            <text:p>KINEMA S.COOP MAD.</text:p>
          </table:table-cell>
          <table:table-cell office:value-type="string">
            <text:p>F84600022</text:p>
          </table:table-cell>
          <table:table-cell office:value-type="string">
            <text:p>544.5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28/05/2015</text:p>
          </table:table-cell>
          <table:table-cell office:value-type="string">
            <text:p>2T-122-Kinema fra 1 00397</text:p>
          </table:table-cell>
          <table:table-cell office:value-type="string">
            <text:p>KINEMA S.COOP MAD.</text:p>
          </table:table-cell>
          <table:table-cell office:value-type="string">
            <text:p>F84600022</text:p>
          </table:table-cell>
          <table:table-cell office:value-type="string">
            <text:p>544.5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28/05/2015</text:p>
          </table:table-cell>
          <table:table-cell office:value-type="string">
            <text:p>2T-129-Asoc cine sin autor fra 8</text:p>
          </table:table-cell>
          <table:table-cell office:value-type="string">
            <text:p>Asociacion cultural sambanes</text:p>
          </table:table-cell>
          <table:table-cell office:value-type="string">
            <text:p>G87204079</text:p>
          </table:table-cell>
          <table:table-cell office:value-type="string">
            <text:p>433.89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2T-135-Manuel Gabarre fra 015-75</text:p>
          </table:table-cell>
          <table:table-cell office:value-type="string">
            <text:p>Manuel Gabarre</text:p>
          </table:table-cell>
          <table:table-cell office:value-type="string">
            <text:p>25482480K</text:p>
          </table:table-cell>
          <table:table-cell office:value-type="string">
            <text:p>1500.00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string">
            <text:p>17/04/2015</text:p>
          </table:table-cell>
          <table:table-cell office:value-type="string">
            <text:p>2T-002-Recco sl Fra 2150804</text:p>
          </table:table-cell>
          <table:table-cell office:value-type="string">
            <text:p>RECCO SL</text:p>
          </table:table-cell>
          <table:table-cell office:value-type="string">
            <text:p>G87218962</text:p>
          </table:table-cell>
          <table:table-cell office:value-type="string">
            <text:p>617.1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4/04/2015</text:p>
          </table:table-cell>
          <table:table-cell office:value-type="string">
            <text:p>2T-006-Speed Color sl <text:s/>Fra 832015</text:p>
          </table:table-cell>
          <table:table-cell office:value-type="string">
            <text:p>SPEED COLOR SL</text:p>
          </table:table-cell>
          <table:table-cell office:value-type="string">
            <text:p>B85853844</text:p>
          </table:table-cell>
          <table:table-cell office:value-type="string">
            <text:p>1760.5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6/04/2015</text:p>
          </table:table-cell>
          <table:table-cell office:value-type="string">
            <text:p>2T-008-Fotocopias Iglesias sl Fra 15F0336</text:p>
          </table:table-cell>
          <table:table-cell office:value-type="string">
            <text:p>FOTOCOPIAS IGLESIAS SL</text:p>
          </table:table-cell>
          <table:table-cell office:value-type="string">
            <text:p>B80941875</text:p>
          </table:table-cell>
          <table:table-cell office:value-type="string">
            <text:p>45.38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0/04/2015</text:p>
          </table:table-cell>
          <table:table-cell office:value-type="string">
            <text:p>2T-009-Fotocopias Iglesias sl Fra 15F0310</text:p>
          </table:table-cell>
          <table:table-cell office:value-type="string">
            <text:p>FOTOCOPIAS IGLESIAS SL</text:p>
          </table:table-cell>
          <table:table-cell office:value-type="string">
            <text:p>B80941875</text:p>
          </table:table-cell>
          <table:table-cell office:value-type="string">
            <text:p>193.9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06/05/2015</text:p>
          </table:table-cell>
          <table:table-cell office:value-type="string">
            <text:p>2T-024-Recco sl Fra 2151037</text:p>
          </table:table-cell>
          <table:table-cell office:value-type="string">
            <text:p>RECCO SL</text:p>
          </table:table-cell>
          <table:table-cell office:value-type="string">
            <text:p>G87218962</text:p>
          </table:table-cell>
          <table:table-cell office:value-type="string">
            <text:p>393.2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4/05/2015</text:p>
          </table:table-cell>
          <table:table-cell office:value-type="string">
            <text:p>2T-038-Recco sl Fra 2151091</text:p>
          </table:table-cell>
          <table:table-cell office:value-type="string">
            <text:p>RECCO SL</text:p>
          </table:table-cell>
          <table:table-cell office:value-type="string">
            <text:p>G87218962</text:p>
          </table:table-cell>
          <table:table-cell office:value-type="string">
            <text:p>453.7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9/05/2015</text:p>
          </table:table-cell>
          <table:table-cell office:value-type="string">
            <text:p>2T-46 IMPRESA NORTE SLU fra 47265</text:p>
          </table:table-cell>
          <table:table-cell table:number-columns-repeated="2"/>
          <table:table-cell office:value-type="string">
            <text:p>822.19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9/05/2015</text:p>
          </table:table-cell>
          <table:table-cell office:value-type="string">
            <text:p>2T-053-Almacenes Cobian Fra 150039</text:p>
          </table:table-cell>
          <table:table-cell office:value-type="string">
            <text:p>Almacenes Cobian</text:p>
          </table:table-cell>
          <table:table-cell office:value-type="string">
            <text:p>A28004273</text:p>
          </table:table-cell>
          <table:table-cell office:value-type="string">
            <text:p>198.0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8/04/2015</text:p>
          </table:table-cell>
          <table:table-cell office:value-type="string">
            <text:p>2T-058-Moreno Scigliano Heras sa Fra 46647</text:p>
          </table:table-cell>
          <table:table-cell office:value-type="string">
            <text:p>Moreno Scigliano Heras sa</text:p>
          </table:table-cell>
          <table:table-cell office:value-type="string">
            <text:p>A28505170</text:p>
          </table:table-cell>
          <table:table-cell office:value-type="string">
            <text:p>175.4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4/04/2015</text:p>
          </table:table-cell>
          <table:table-cell office:value-type="string">
            <text:p>2T-059-Text design Fra 5568</text:p>
          </table:table-cell>
          <table:table-cell office:value-type="string">
            <text:p>Text design</text:p>
          </table:table-cell>
          <table:table-cell office:value-type="string">
            <text:p>B80134869</text:p>
          </table:table-cell>
          <table:table-cell office:value-type="string">
            <text:p>71.09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30/04/2015</text:p>
          </table:table-cell>
          <table:table-cell office:value-type="string">
            <text:p>2T-060-Text design Fra 5572</text:p>
          </table:table-cell>
          <table:table-cell office:value-type="string">
            <text:p>Text design</text:p>
          </table:table-cell>
          <table:table-cell office:value-type="string">
            <text:p>B80134869</text:p>
          </table:table-cell>
          <table:table-cell office:value-type="string">
            <text:p>89.01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8/04/2015</text:p>
          </table:table-cell>
          <table:table-cell office:value-type="string">
            <text:p>2T-061-Copyservi fra fooo-002457</text:p>
          </table:table-cell>
          <table:table-cell office:value-type="string">
            <text:p>Miguel García Martín</text:p>
          </table:table-cell>
          <table:table-cell office:value-type="string">
            <text:p>11824643K</text:p>
          </table:table-cell>
          <table:table-cell office:value-type="string">
            <text:p>18.0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4/04/2015</text:p>
          </table:table-cell>
          <table:table-cell office:value-type="string">
            <text:p>2T-062-Macono sXXI sl fra a-843</text:p>
          </table:table-cell>
          <table:table-cell office:value-type="string">
            <text:p>Macono SXXI sl</text:p>
          </table:table-cell>
          <table:table-cell office:value-type="string">
            <text:p>B83624254</text:p>
          </table:table-cell>
          <table:table-cell office:value-type="string">
            <text:p>193.6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1/05/2015</text:p>
          </table:table-cell>
          <table:table-cell office:value-type="string">
            <text:p>2T-063-Improitalia sl fra 88763-15</text:p>
          </table:table-cell>
          <table:table-cell office:value-type="string">
            <text:p>Improitalia sl</text:p>
          </table:table-cell>
          <table:table-cell office:value-type="string">
            <text:p>B84999515</text:p>
          </table:table-cell>
          <table:table-cell office:value-type="string">
            <text:p>199.6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8/04/2015</text:p>
          </table:table-cell>
          <table:table-cell office:value-type="string">
            <text:p>2T-064-Proyectos para el espectaculo sl fra a15062</text:p>
          </table:table-cell>
          <table:table-cell office:value-type="string">
            <text:p>Proyectos para el espectaculo sl </text:p>
          </table:table-cell>
          <table:table-cell office:value-type="string">
            <text:p>B83478032</text:p>
          </table:table-cell>
          <table:table-cell office:value-type="string">
            <text:p>181.5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1/05/2015</text:p>
          </table:table-cell>
          <table:table-cell office:value-type="string">
            <text:p>2T-65-NEOLUZ SL <text:s/>presupuesto</text:p>
          </table:table-cell>
          <table:table-cell office:value-type="string">
            <text:p>NEOLUZ SL</text:p>
          </table:table-cell>
          <table:table-cell office:value-type="string">
            <text:p>B81987075</text:p>
          </table:table-cell>
          <table:table-cell office:value-type="string">
            <text:p>635.2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67-Graficas familia Sánchez sl fra 049 2015</text:p>
          </table:table-cell>
          <table:table-cell office:value-type="string">
            <text:p>Graficas familia Sánchez sl</text:p>
          </table:table-cell>
          <table:table-cell office:value-type="string">
            <text:p>B82041989</text:p>
          </table:table-cell>
          <table:table-cell office:value-type="string">
            <text:p>140.36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68-Graficas familia Sánchez sl fra 047 2015</text:p>
          </table:table-cell>
          <table:table-cell office:value-type="string">
            <text:p>Graficas familia Sánchez sl</text:p>
          </table:table-cell>
          <table:table-cell office:value-type="string">
            <text:p>B82041989</text:p>
          </table:table-cell>
          <table:table-cell office:value-type="string">
            <text:p>121.0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4/05/2015</text:p>
          </table:table-cell>
          <table:table-cell office:value-type="string">
            <text:p>2T-070 Juan José Casado Fra 15-00067</text:p>
          </table:table-cell>
          <table:table-cell office:value-type="string">
            <text:p>Juan José Casado</text:p>
          </table:table-cell>
          <table:table-cell office:value-type="string">
            <text:p>04546767N</text:p>
          </table:table-cell>
          <table:table-cell office:value-type="string">
            <text:p>209.33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2/05/2015</text:p>
          </table:table-cell>
          <table:table-cell office:value-type="string">
            <text:p>2T-071 Miguel Garcia copyservi Fra Fooo-2526</text:p>
          </table:table-cell>
          <table:table-cell office:value-type="string">
            <text:p>Miguel García Martín</text:p>
          </table:table-cell>
          <table:table-cell office:value-type="string">
            <text:p>11824643K</text:p>
          </table:table-cell>
          <table:table-cell office:value-type="string">
            <text:p>60.0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1/05/2015</text:p>
          </table:table-cell>
          <table:table-cell office:value-type="string">
            <text:p>2T-072-Nueva politecnica Fra 15 500</text:p>
          </table:table-cell>
          <table:table-cell office:value-type="string">
            <text:p>Nueva politecnica sl</text:p>
          </table:table-cell>
          <table:table-cell office:value-type="string">
            <text:p>b78908860</text:p>
          </table:table-cell>
          <table:table-cell office:value-type="string">
            <text:p>34.4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2/05/2015</text:p>
          </table:table-cell>
          <table:table-cell office:value-type="string">
            <text:p>2T-082-Servi repro fra 13764</text:p>
          </table:table-cell>
          <table:table-cell office:value-type="string">
            <text:p>Servi-repro</text:p>
          </table:table-cell>
          <table:table-cell office:value-type="string">
            <text:p>B81260812</text:p>
          </table:table-cell>
          <table:table-cell office:value-type="string">
            <text:p>47.19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4/05/2015</text:p>
          </table:table-cell>
          <table:table-cell office:value-type="string">
            <text:p>2T-125-Layfer fra 117377</text:p>
          </table:table-cell>
          <table:table-cell office:value-type="string">
            <text:p>Layfer sa</text:p>
          </table:table-cell>
          <table:table-cell office:value-type="string">
            <text:p>A28738813</text:p>
          </table:table-cell>
          <table:table-cell office:value-type="string">
            <text:p>42.4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2/05/2015</text:p>
          </table:table-cell>
          <table:table-cell office:value-type="string">
            <text:p>2T-126-María Carmen Rodriguez fra 1099</text:p>
          </table:table-cell>
          <table:table-cell office:value-type="string">
            <text:p>María Carmen Rodríguez Bustos</text:p>
          </table:table-cell>
          <table:table-cell office:value-type="string">
            <text:p>03827030z</text:p>
          </table:table-cell>
          <table:table-cell office:value-type="string">
            <text:p>45.0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0/05/2015</text:p>
          </table:table-cell>
          <table:table-cell office:value-type="string">
            <text:p>2T-127-Nueva politecnica Fra 15/494</text:p>
          </table:table-cell>
          <table:table-cell office:value-type="string">
            <text:p>Nueva politecnica sl</text:p>
          </table:table-cell>
          <table:table-cell office:value-type="string">
            <text:p>b78908860</text:p>
          </table:table-cell>
          <table:table-cell office:value-type="string">
            <text:p>26.18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132-Graficas familia Sánchez sl fra 046 2015</text:p>
          </table:table-cell>
          <table:table-cell office:value-type="string">
            <text:p>Graficas familia Sánchez sl</text:p>
          </table:table-cell>
          <table:table-cell office:value-type="string">
            <text:p>B82041989</text:p>
          </table:table-cell>
          <table:table-cell office:value-type="string">
            <text:p>356.9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09/05/2015</text:p>
          </table:table-cell>
          <table:table-cell office:value-type="string">
            <text:p>2T-133-Temper services sl fra 2-05254</text:p>
          </table:table-cell>
          <table:table-cell office:value-type="string">
            <text:p>Temper services sl</text:p>
          </table:table-cell>
          <table:table-cell office:value-type="string">
            <text:p>B78982022</text:p>
          </table:table-cell>
          <table:table-cell office:value-type="string">
            <text:p>166.98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30/04/2015</text:p>
          </table:table-cell>
          <table:table-cell office:value-type="string">
            <text:p>2T-134-Temper services sl fra 2-05245</text:p>
          </table:table-cell>
          <table:table-cell office:value-type="string">
            <text:p>Temper services sl</text:p>
          </table:table-cell>
          <table:table-cell office:value-type="string">
            <text:p>B78982022</text:p>
          </table:table-cell>
          <table:table-cell office:value-type="string">
            <text:p>71.39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9/04/2015</text:p>
          </table:table-cell>
          <table:table-cell office:value-type="string">
            <text:p>2T-136-A tiempo fra 3259</text:p>
          </table:table-cell>
          <table:table-cell office:value-type="string">
            <text:p>A tiempo</text:p>
          </table:table-cell>
          <table:table-cell office:value-type="string">
            <text:p>E86121761</text:p>
          </table:table-cell>
          <table:table-cell office:value-type="string">
            <text:p>87.12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02/04/2015</text:p>
          </table:table-cell>
          <table:table-cell office:value-type="string">
            <text:p>2t-137-A tiempo 3259</text:p>
          </table:table-cell>
          <table:table-cell office:value-type="string">
            <text:p>A tiempo</text:p>
          </table:table-cell>
          <table:table-cell office:value-type="string">
            <text:p>E86121761</text:p>
          </table:table-cell>
          <table:table-cell office:value-type="string">
            <text:p>121.00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13/05/2015</text:p>
          </table:table-cell>
          <table:table-cell office:value-type="string">
            <text:p>2T-138-Tecnicas de reproducción grafica fra 2264</text:p>
          </table:table-cell>
          <table:table-cell office:value-type="string">
            <text:p>Tecnicas de Reproduccion grafica sl</text:p>
          </table:table-cell>
          <table:table-cell office:value-type="string">
            <text:p>33866711q</text:p>
          </table:table-cell>
          <table:table-cell office:value-type="string">
            <text:p>94.38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21/04/2015</text:p>
          </table:table-cell>
          <table:table-cell office:value-type="string">
            <text:p>2T-003-Apasonic Fra 15008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010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1/04/2015</text:p>
          </table:table-cell>
          <table:table-cell office:value-type="string">
            <text:p>2T-004-Apasonic Fra 15009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107.1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4/04/2015</text:p>
          </table:table-cell>
          <table:table-cell office:value-type="string">
            <text:p>2T-005-Ecoaldea Fra 107 2015</text:p>
          </table:table-cell>
          <table:table-cell office:value-type="string">
            <text:p>ASOCIACION GARALDEA</text:p>
          </table:table-cell>
          <table:table-cell office:value-type="string">
            <text:p>G86441698</text:p>
          </table:table-cell>
          <table:table-cell office:value-type="string">
            <text:p>300.0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4/05/2015</text:p>
          </table:table-cell>
          <table:table-cell office:value-type="string">
            <text:p>2T-013-Nuevo espacion industrial, S.L. Fra b15045</text:p>
          </table:table-cell>
          <table:table-cell office:value-type="string">
            <text:p>NUEVO ESPACIO INDUSTRIAL MADRID, S.L.</text:p>
          </table:table-cell>
          <table:table-cell office:value-type="string">
            <text:p>B84201219</text:p>
          </table:table-cell>
          <table:table-cell office:value-type="string">
            <text:p>181.5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3/05/2015</text:p>
          </table:table-cell>
          <table:table-cell office:value-type="string">
            <text:p>2T-014-Apasonic Fra 15014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010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2/05/2015</text:p>
          </table:table-cell>
          <table:table-cell office:value-type="string">
            <text:p>2T-015-Apasonic Fra 15015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010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3/05/2015</text:p>
          </table:table-cell>
          <table:table-cell office:value-type="string">
            <text:p>2T-016-Apasonic Fra 15016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010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4/05/2015</text:p>
          </table:table-cell>
          <table:table-cell office:value-type="string">
            <text:p>2T-017-Apasonic Fra 15017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952.27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7/05/2015</text:p>
          </table:table-cell>
          <table:table-cell office:value-type="string">
            <text:p>2T-021-CIRCULO DE BELLAS ARTES- Fra 400</text:p>
          </table:table-cell>
          <table:table-cell office:value-type="string">
            <text:p>Circulo de Bellas Artes</text:p>
          </table:table-cell>
          <table:table-cell office:value-type="string">
            <text:p>G28009116</text:p>
          </table:table-cell>
          <table:table-cell office:value-type="string">
            <text:p>641.3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4/05/2015</text:p>
          </table:table-cell>
          <table:table-cell office:value-type="string">
            <text:p>2T-022-Sara Navarro Fra 2</text:p>
          </table:table-cell>
          <table:table-cell office:value-type="string">
            <text:p>Sara Navarro García</text:p>
          </table:table-cell>
          <table:table-cell office:value-type="string">
            <text:p>50985424J</text:p>
          </table:table-cell>
          <table:table-cell office:value-type="string">
            <text:p>120.0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7/05/2015</text:p>
          </table:table-cell>
          <table:table-cell office:value-type="string">
            <text:p>2T-023-Sara Navarro Fra 3</text:p>
          </table:table-cell>
          <table:table-cell office:value-type="string">
            <text:p>Sara Navarro García</text:p>
          </table:table-cell>
          <table:table-cell office:value-type="string">
            <text:p>50985424J</text:p>
          </table:table-cell>
          <table:table-cell office:value-type="string">
            <text:p>40.0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5/05/2015</text:p>
          </table:table-cell>
          <table:table-cell office:value-type="string">
            <text:p>2T-026-Grafites sl Fra 255</text:p>
          </table:table-cell>
          <table:table-cell office:value-type="string">
            <text:p>Grafités sl</text:p>
          </table:table-cell>
          <table:table-cell office:value-type="string">
            <text:p>B81443129</text:p>
          </table:table-cell>
          <table:table-cell office:value-type="string">
            <text:p>50.0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30/04/2015</text:p>
          </table:table-cell>
          <table:table-cell office:value-type="string">
            <text:p>2T-027-Grafites sl Fra 247</text:p>
          </table:table-cell>
          <table:table-cell office:value-type="string">
            <text:p>Grafités sl</text:p>
          </table:table-cell>
          <table:table-cell office:value-type="string">
            <text:p>B81443129</text:p>
          </table:table-cell>
          <table:table-cell office:value-type="string">
            <text:p>15.81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30/04/2015</text:p>
          </table:table-cell>
          <table:table-cell office:value-type="string">
            <text:p>2T-028-Grafites sl Fra 246</text:p>
          </table:table-cell>
          <table:table-cell office:value-type="string">
            <text:p>Grafités sl</text:p>
          </table:table-cell>
          <table:table-cell office:value-type="string">
            <text:p>B81443129</text:p>
          </table:table-cell>
          <table:table-cell office:value-type="string">
            <text:p>44.2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9/04/2015</text:p>
          </table:table-cell>
          <table:table-cell office:value-type="string">
            <text:p>2T-029-Grafites sl Fra 243</text:p>
          </table:table-cell>
          <table:table-cell office:value-type="string">
            <text:p>Grafités sl</text:p>
          </table:table-cell>
          <table:table-cell office:value-type="string">
            <text:p>B81443129</text:p>
          </table:table-cell>
          <table:table-cell office:value-type="string">
            <text:p>41.26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7/04/2015</text:p>
          </table:table-cell>
          <table:table-cell office:value-type="string">
            <text:p>2T-030-Grafites sl Fra 239</text:p>
          </table:table-cell>
          <table:table-cell office:value-type="string">
            <text:p>Grafités sl</text:p>
          </table:table-cell>
          <table:table-cell office:value-type="string">
            <text:p>B81443129</text:p>
          </table:table-cell>
          <table:table-cell office:value-type="string">
            <text:p>50.0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7/05/2015</text:p>
          </table:table-cell>
          <table:table-cell office:value-type="string">
            <text:p>2T-031-Joaquin Franco Sandoval Fra 5836</text:p>
          </table:table-cell>
          <table:table-cell office:value-type="string">
            <text:p>Joaquín Franco Sandoval</text:p>
          </table:table-cell>
          <table:table-cell office:value-type="string">
            <text:p>50015449V</text:p>
          </table:table-cell>
          <table:table-cell office:value-type="string">
            <text:p>170.0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7/04/2015</text:p>
          </table:table-cell>
          <table:table-cell office:value-type="string">
            <text:p>2T-032-Blur ediciones Fra 411 15</text:p>
          </table:table-cell>
          <table:table-cell office:value-type="string">
            <text:p>Blur ediciones sl</text:p>
          </table:table-cell>
          <table:table-cell/>
          <table:table-cell office:value-type="string">
            <text:p>81.07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3/05/2015</text:p>
          </table:table-cell>
          <table:table-cell office:value-type="string">
            <text:p>2T-034-Regalos Miguel sl fra a507380</text:p>
          </table:table-cell>
          <table:table-cell office:value-type="string">
            <text:p>Regalos Miguel sl</text:p>
          </table:table-cell>
          <table:table-cell/>
          <table:table-cell office:value-type="string">
            <text:p>283.14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1/05/2015</text:p>
          </table:table-cell>
          <table:table-cell office:value-type="string">
            <text:p>2T-036-Grafites sl Fra 267</text:p>
          </table:table-cell>
          <table:table-cell office:value-type="string">
            <text:p>Grafités sl</text:p>
          </table:table-cell>
          <table:table-cell office:value-type="string">
            <text:p>B81443129</text:p>
          </table:table-cell>
          <table:table-cell office:value-type="string">
            <text:p>173.03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5/05/2015</text:p>
          </table:table-cell>
          <table:table-cell office:value-type="string">
            <text:p>2T-039-Apasonic Fra 15018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010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6/02/2015</text:p>
          </table:table-cell>
          <table:table-cell office:value-type="string">
            <text:p>2T-040-Apasonic Fra 15019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168.6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7/05/2015</text:p>
          </table:table-cell>
          <table:table-cell office:value-type="string">
            <text:p>2T-041-Apasonic Fra 15020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960.93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8/05/2015</text:p>
          </table:table-cell>
          <table:table-cell office:value-type="string">
            <text:p>2T-042-Apasonic Fra 15021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3775.2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0/05/2015</text:p>
          </table:table-cell>
          <table:table-cell office:value-type="string">
            <text:p>2T-043-Apasonic Fra 15022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010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1/05/2015</text:p>
          </table:table-cell>
          <table:table-cell office:value-type="string">
            <text:p>2T-044-Antonio Arribas Fra 0008</text:p>
          </table:table-cell>
          <table:table-cell office:value-type="string">
            <text:p>Antonio Arribas</text:p>
          </table:table-cell>
          <table:table-cell office:value-type="string">
            <text:p>47618477J</text:p>
          </table:table-cell>
          <table:table-cell office:value-type="string">
            <text:p>108.9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48-Publitietar sl Fra 16</text:p>
          </table:table-cell>
          <table:table-cell office:value-type="string">
            <text:p>PUBLITIETAR</text:p>
          </table:table-cell>
          <table:table-cell office:value-type="string">
            <text:p>G05160429</text:p>
          </table:table-cell>
          <table:table-cell office:value-type="string">
            <text:p>605.0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49-Cine Palafox sa Fra A87-15</text:p>
          </table:table-cell>
          <table:table-cell office:value-type="string">
            <text:p>Cine Palafox sa</text:p>
          </table:table-cell>
          <table:table-cell office:value-type="string">
            <text:p>A28091544</text:p>
          </table:table-cell>
          <table:table-cell office:value-type="string">
            <text:p>1452.0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50-Call and play sl Fra 04537</text:p>
          </table:table-cell>
          <table:table-cell office:value-type="string">
            <text:p>Call &amp; play sl</text:p>
          </table:table-cell>
          <table:table-cell office:value-type="string">
            <text:p>A80216435</text:p>
          </table:table-cell>
          <table:table-cell office:value-type="string">
            <text:p>644.58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07/05/2015</text:p>
          </table:table-cell>
          <table:table-cell office:value-type="string">
            <text:p>2T-051-Quinta del sordo Fra 365 15</text:p>
          </table:table-cell>
          <table:table-cell office:value-type="string">
            <text:p>Quinta del sordo</text:p>
          </table:table-cell>
          <table:table-cell/>
          <table:table-cell office:value-type="string">
            <text:p>108.9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1/05/2015</text:p>
          </table:table-cell>
          <table:table-cell office:value-type="string">
            <text:p>2T-052-Axa Poliza de seguros campaña</text:p>
          </table:table-cell>
          <table:table-cell office:value-type="string">
            <text:p>AXA Seguros Generales, SA de Seguros y Reaseguros</text:p>
          </table:table-cell>
          <table:table-cell office:value-type="string">
            <text:p>A60917978</text:p>
          </table:table-cell>
          <table:table-cell office:value-type="string">
            <text:p>2122.01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1/04/2015</text:p>
          </table:table-cell>
          <table:table-cell office:value-type="string">
            <text:p>2T-092-Apasonic Fra 15010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010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93-Apasonic Fra 15026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1010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94-Apasonic Fra 15027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889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95-Apasonic Fra 15028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2253.02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96-Apasonic fra 15029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889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97-Apasonic fra 15030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889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98-Apasonic fra 15031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889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099-Apasonic fra 15032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2129.6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100-Apasonic fra 15033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889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2T-101-Apasonic fra 15034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889.3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2T-102-Apasonic fra 15035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974.0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2t-103-Apasonic fra 15036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3775.2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2T-104-Apasonic fra 15042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7403.99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109-Nuevo espacio industrial madrid sl fra 15057</text:p>
          </table:table-cell>
          <table:table-cell office:value-type="string">
            <text:p>NUEVO ESPACIO INDUSTRIAL MADRID, S.L.</text:p>
          </table:table-cell>
          <table:table-cell office:value-type="string">
            <text:p>B84201219</text:p>
          </table:table-cell>
          <table:table-cell office:value-type="string">
            <text:p>181.5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8/05/2015</text:p>
          </table:table-cell>
          <table:table-cell office:value-type="string">
            <text:p>2T-111-Graficas Familia Sanchez sl fra 049 2015</text:p>
          </table:table-cell>
          <table:table-cell office:value-type="string">
            <text:p>Graficas familia Sánchez sl</text:p>
          </table:table-cell>
          <table:table-cell office:value-type="string">
            <text:p>B82041989</text:p>
          </table:table-cell>
          <table:table-cell office:value-type="string">
            <text:p>344.8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2T-115-Apasonic fra 15041</text:p>
          </table:table-cell>
          <table:table-cell office:value-type="string">
            <text:p>APASONIC</text:p>
          </table:table-cell>
          <table:table-cell office:value-type="string">
            <text:p>11866939V</text:p>
          </table:table-cell>
          <table:table-cell office:value-type="string">
            <text:p>4536.29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4/04/2015</text:p>
          </table:table-cell>
          <table:table-cell office:value-type="string">
            <text:p>2T-119-Brain Hardware fra bh 014 282</text:p>
          </table:table-cell>
          <table:table-cell office:value-type="string">
            <text:p>Brain Hardware sl</text:p>
          </table:table-cell>
          <table:table-cell office:value-type="string">
            <text:p>B84100403</text:p>
          </table:table-cell>
          <table:table-cell office:value-type="string">
            <text:p>96.8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7/04/2015</text:p>
          </table:table-cell>
          <table:table-cell office:value-type="string">
            <text:p>2T-120-Tecnologia internal y consumibles fra 5479</text:p>
          </table:table-cell>
          <table:table-cell office:value-type="string">
            <text:p>Tecnologia internacional y consumibles sl</text:p>
          </table:table-cell>
          <table:table-cell office:value-type="string">
            <text:p>A78072360</text:p>
          </table:table-cell>
          <table:table-cell office:value-type="string">
            <text:p>34.3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28/05/2015</text:p>
          </table:table-cell>
          <table:table-cell office:value-type="string">
            <text:p>2T-128-Autocares ronabus fra 8929</text:p>
          </table:table-cell>
          <table:table-cell office:value-type="string">
            <text:p>Autocares Ronabus</text:p>
          </table:table-cell>
          <table:table-cell office:value-type="string">
            <text:p>b81262270</text:p>
          </table:table-cell>
          <table:table-cell office:value-type="string">
            <text:p>240.00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16/04/2015</text:p>
          </table:table-cell>
          <table:table-cell office:value-type="string">
            <text:p>2T-001-Speed Color sl <text:s/>Fra 752015</text:p>
          </table:table-cell>
          <table:table-cell office:value-type="string">
            <text:p>SPEED COLOR SL</text:p>
          </table:table-cell>
          <table:table-cell office:value-type="string">
            <text:p>B85853844</text:p>
          </table:table-cell>
          <table:table-cell office:value-type="string">
            <text:p>302.50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22/04/2015</text:p>
          </table:table-cell>
          <table:table-cell office:value-type="string">
            <text:p>2T-007-Doblel creative promotions Fra 2015031</text:p>
          </table:table-cell>
          <table:table-cell office:value-type="string">
            <text:p>DOBLEL PROMOTIONS SLNE</text:p>
          </table:table-cell>
          <table:table-cell office:value-type="string">
            <text:p>b64836446</text:p>
          </table:table-cell>
          <table:table-cell office:value-type="string">
            <text:p>4260.41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04/05/2015</text:p>
          </table:table-cell>
          <table:table-cell office:value-type="string">
            <text:p>2T-011-Doblel creative promotions Fra 2015040</text:p>
          </table:table-cell>
          <table:table-cell office:value-type="string">
            <text:p>DOBLEL PROMOTIONS SLNE</text:p>
          </table:table-cell>
          <table:table-cell office:value-type="string">
            <text:p>b64836446</text:p>
          </table:table-cell>
          <table:table-cell office:value-type="string">
            <text:p>626.78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06/05/2015</text:p>
          </table:table-cell>
          <table:table-cell office:value-type="string">
            <text:p>2T-012-Aittek business Fra 530416</text:p>
          </table:table-cell>
          <table:table-cell office:value-type="string">
            <text:p>Aittek business sl</text:p>
          </table:table-cell>
          <table:table-cell office:value-type="string">
            <text:p>B93128429</text:p>
          </table:table-cell>
          <table:table-cell office:value-type="string">
            <text:p>423.50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01/04/2015</text:p>
          </table:table-cell>
          <table:table-cell office:value-type="string">
            <text:p>2T-020</text:p>
          </table:table-cell>
          <table:table-cell office:value-type="string">
            <text:p>Dixplay</text:p>
          </table:table-cell>
          <table:table-cell/>
          <table:table-cell office:value-type="string">
            <text:p>202.01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11/05/2015</text:p>
          </table:table-cell>
          <table:table-cell office:value-type="string">
            <text:p>2t-037-Doblel creative promotions sl Fra 2015043</text:p>
          </table:table-cell>
          <table:table-cell office:value-type="string">
            <text:p>DOBLEL PROMOTIONS SLNE</text:p>
          </table:table-cell>
          <table:table-cell office:value-type="string">
            <text:p>b64836446</text:p>
          </table:table-cell>
          <table:table-cell office:value-type="string">
            <text:p>726.00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01/04/2015</text:p>
          </table:table-cell>
          <table:table-cell office:value-type="string">
            <text:p>2T-056-Aire de fiesta fra proforma</text:p>
          </table:table-cell>
          <table:table-cell office:value-type="string">
            <text:p>Aire de fiesta</text:p>
          </table:table-cell>
          <table:table-cell/>
          <table:table-cell office:value-type="string">
            <text:p>138.78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30/04/2015</text:p>
          </table:table-cell>
          <table:table-cell office:value-type="string">
            <text:p>2T-075 Speed Color fra 95 2015</text:p>
          </table:table-cell>
          <table:table-cell office:value-type="string">
            <text:p>SPEED COLOR SL</text:p>
          </table:table-cell>
          <table:table-cell office:value-type="string">
            <text:p>B85853844</text:p>
          </table:table-cell>
          <table:table-cell office:value-type="string">
            <text:p>2420.00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30/04/2015</text:p>
          </table:table-cell>
          <table:table-cell office:value-type="string">
            <text:p>2T-076 Speed Color fra 100 2015</text:p>
          </table:table-cell>
          <table:table-cell office:value-type="string">
            <text:p>SPEED COLOR SL</text:p>
          </table:table-cell>
          <table:table-cell office:value-type="string">
            <text:p>B85853844</text:p>
          </table:table-cell>
          <table:table-cell office:value-type="string">
            <text:p>696.96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19/05/2015</text:p>
          </table:table-cell>
          <table:table-cell office:value-type="string">
            <text:p>2T-077 Speed Color fra 116-2015</text:p>
          </table:table-cell>
          <table:table-cell office:value-type="string">
            <text:p>SPEED COLOR SL</text:p>
          </table:table-cell>
          <table:table-cell office:value-type="string">
            <text:p>B85853844</text:p>
          </table:table-cell>
          <table:table-cell office:value-type="string">
            <text:p>142.78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20/05/2015</text:p>
          </table:table-cell>
          <table:table-cell office:value-type="string">
            <text:p>2T-078 Speed Color fra 120-2015</text:p>
          </table:table-cell>
          <table:table-cell office:value-type="string">
            <text:p>SPEED COLOR SL</text:p>
          </table:table-cell>
          <table:table-cell office:value-type="string">
            <text:p>B85853844</text:p>
          </table:table-cell>
          <table:table-cell office:value-type="string">
            <text:p>4813.38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21/05/2015</text:p>
          </table:table-cell>
          <table:table-cell office:value-type="string">
            <text:p>2T-079-Speed Color fra 121-2015</text:p>
          </table:table-cell>
          <table:table-cell office:value-type="string">
            <text:p>SPEED COLOR SL</text:p>
          </table:table-cell>
          <table:table-cell office:value-type="string">
            <text:p>B85853844</text:p>
          </table:table-cell>
          <table:table-cell office:value-type="string">
            <text:p>6001.60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13/05/2015</text:p>
          </table:table-cell>
          <table:table-cell office:value-type="string">
            <text:p>2T-080-Speed Color fra 114-2015</text:p>
          </table:table-cell>
          <table:table-cell office:value-type="string">
            <text:p>SPEED COLOR SL</text:p>
          </table:table-cell>
          <table:table-cell office:value-type="string">
            <text:p>B85853844</text:p>
          </table:table-cell>
          <table:table-cell office:value-type="string">
            <text:p>120.09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20/05/2015</text:p>
          </table:table-cell>
          <table:table-cell office:value-type="string">
            <text:p>2T-081-Speed Color fra 122-2015</text:p>
          </table:table-cell>
          <table:table-cell office:value-type="string">
            <text:p>SPEED COLOR SL</text:p>
          </table:table-cell>
          <table:table-cell office:value-type="string">
            <text:p>B85853844</text:p>
          </table:table-cell>
          <table:table-cell office:value-type="string">
            <text:p>4789.18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22/05/2015</text:p>
          </table:table-cell>
          <table:table-cell office:value-type="string">
            <text:p>2t-089-Hola por que fra 15 038</text:p>
          </table:table-cell>
          <table:table-cell office:value-type="string">
            <text:p>HOLA POR QUÉ, S. COOP. MAD.</text:p>
          </table:table-cell>
          <table:table-cell office:value-type="string">
            <text:p>F-84320894</text:p>
          </table:table-cell>
          <table:table-cell office:value-type="string">
            <text:p>2916.10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26/05/2015</text:p>
          </table:table-cell>
          <table:table-cell office:value-type="string">
            <text:p>2T-113-Producciones comunicación exterior fra 150432</text:p>
          </table:table-cell>
          <table:table-cell office:value-type="string">
            <text:p>Producciones de comunicación exterior sl</text:p>
          </table:table-cell>
          <table:table-cell office:value-type="string">
            <text:p>B86580362</text:p>
          </table:table-cell>
          <table:table-cell office:value-type="string">
            <text:p>130.68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26/05/2015</text:p>
          </table:table-cell>
          <table:table-cell office:value-type="string">
            <text:p>2T-114-Iñigo Barcelo fra 1506</text:p>
          </table:table-cell>
          <table:table-cell office:value-type="string">
            <text:p>Iñigo Barceló Esteban</text:p>
          </table:table-cell>
          <table:table-cell office:value-type="string">
            <text:p>71341385p</text:p>
          </table:table-cell>
          <table:table-cell office:value-type="string">
            <text:p>1558.05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26/05/2015</text:p>
          </table:table-cell>
          <table:table-cell office:value-type="string">
            <text:p>2T-123-SDK SL fra 25094</text:p>
          </table:table-cell>
          <table:table-cell office:value-type="string">
            <text:p>SDK SL</text:p>
          </table:table-cell>
          <table:table-cell office:value-type="string">
            <text:p>B78438090</text:p>
          </table:table-cell>
          <table:table-cell office:value-type="string">
            <text:p>2515.95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24/05/2015</text:p>
          </table:table-cell>
          <table:table-cell office:value-type="string">
            <text:p>2T-131-Workcenter fra 15064024</text:p>
          </table:table-cell>
          <table:table-cell office:value-type="string">
            <text:p>Workcenter servicios de documentacion sa</text:p>
          </table:table-cell>
          <table:table-cell office:value-type="string">
            <text:p>A81331951</text:p>
          </table:table-cell>
          <table:table-cell office:value-type="string">
            <text:p>113.18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01/04/2015</text:p>
          </table:table-cell>
          <table:table-cell office:value-type="string">
            <text:p>2T-019-Jcdecaux transport españa</text:p>
          </table:table-cell>
          <table:table-cell office:value-type="string">
            <text:p>n/a</text:p>
          </table:table-cell>
          <table:table-cell/>
          <table:table-cell office:value-type="string">
            <text:p>12257.78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31/05/2015</text:p>
          </table:table-cell>
          <table:table-cell office:value-type="string">
            <text:p>2T-054- Grupo 20 minutos fra 15FD01368</text:p>
          </table:table-cell>
          <table:table-cell office:value-type="string">
            <text:p>Grupo 20 minutos sl</text:p>
          </table:table-cell>
          <table:table-cell office:value-type="string">
            <text:p>B82491556.</text:p>
          </table:table-cell>
          <table:table-cell office:value-type="string">
            <text:p>4374.15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01/04/2015</text:p>
          </table:table-cell>
          <table:table-cell office:value-type="string">
            <text:p>2T-055-CADENA SER</text:p>
          </table:table-cell>
          <table:table-cell table:number-columns-repeated="2"/>
          <table:table-cell office:value-type="string">
            <text:p>1697.63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06/05/2015</text:p>
          </table:table-cell>
          <table:table-cell office:value-type="string">
            <text:p>2T-112-Hortaleza periodico vecinal 1-2t-2015</text:p>
          </table:table-cell>
          <table:table-cell office:value-type="string">
            <text:p>Hortaleza periodico vecinal</text:p>
          </table:table-cell>
          <table:table-cell office:value-type="string">
            <text:p>G85945061</text:p>
          </table:table-cell>
          <table:table-cell office:value-type="string">
            <text:p>181.50</text:p>
          </table:table-cell>
          <table:table-cell office:value-type="string">
            <text:p>c7</text:p>
          </table:table-cell>
        </table:table-row>
        <table:table-row table:style-name="ro1">
          <table:table-cell office:value-type="string">
            <text:p>13/05/2015</text:p>
          </table:table-cell>
          <table:table-cell office:value-type="string">
            <text:p>2T-083-Hiper ofi fra a 902</text:p>
          </table:table-cell>
          <table:table-cell office:value-type="string">
            <text:p>Hiper ofi </text:p>
          </table:table-cell>
          <table:table-cell office:value-type="string">
            <text:p>B80415771</text:p>
          </table:table-cell>
          <table:table-cell office:value-type="string">
            <text:p>58.64</text:p>
          </table:table-cell>
          <table:table-cell office:value-type="string">
            <text:p>c8</text:p>
          </table:table-cell>
        </table:table-row>
        <table:table-row table:style-name="ro1">
          <table:table-cell office:value-type="string">
            <text:p>14/05/2015</text:p>
          </table:table-cell>
          <table:table-cell office:value-type="string">
            <text:p>2T-084-Hiper ofi fra a 907</text:p>
          </table:table-cell>
          <table:table-cell office:value-type="string">
            <text:p>Hiper ofi </text:p>
          </table:table-cell>
          <table:table-cell office:value-type="string">
            <text:p>B80415771</text:p>
          </table:table-cell>
          <table:table-cell office:value-type="string">
            <text:p>15.71</text:p>
          </table:table-cell>
          <table:table-cell office:value-type="string">
            <text:p>c8</text:p>
          </table:table-cell>
        </table:table-row>
        <table:table-row table:style-name="ro1">
          <table:table-cell office:value-type="string">
            <text:p>19/05/2015</text:p>
          </table:table-cell>
          <table:table-cell office:value-type="string">
            <text:p>2T-085-Hiper ofi fra a 924</text:p>
          </table:table-cell>
          <table:table-cell office:value-type="string">
            <text:p>Hiper ofi </text:p>
          </table:table-cell>
          <table:table-cell office:value-type="string">
            <text:p>B80415771</text:p>
          </table:table-cell>
          <table:table-cell office:value-type="string">
            <text:p>45.02</text:p>
          </table:table-cell>
          <table:table-cell office:value-type="string">
            <text:p>c8</text:p>
          </table:table-cell>
        </table:table-row>
        <table:table-row table:style-name="ro1">
          <table:table-cell office:value-type="string">
            <text:p>22/05/2015</text:p>
          </table:table-cell>
          <table:table-cell office:value-type="string">
            <text:p>2T-086-Hiper ofi fra a 945</text:p>
          </table:table-cell>
          <table:table-cell office:value-type="string">
            <text:p>Hiper ofi </text:p>
          </table:table-cell>
          <table:table-cell office:value-type="string">
            <text:p>B80415771</text:p>
          </table:table-cell>
          <table:table-cell office:value-type="string">
            <text:p>34.85</text:p>
          </table:table-cell>
          <table:table-cell office:value-type="string">
            <text:p>c8</text:p>
          </table:table-cell>
        </table:table-row>
        <table:table-row table:style-name="ro1">
          <table:table-cell office:value-type="string">
            <text:p>16/05/2015</text:p>
          </table:table-cell>
          <table:table-cell office:value-type="string">
            <text:p>2T-087-Workcenter fra az15017035</text:p>
          </table:table-cell>
          <table:table-cell office:value-type="string">
            <text:p>workcenter</text:p>
          </table:table-cell>
          <table:table-cell office:value-type="string">
            <text:p>A81331951</text:p>
          </table:table-cell>
          <table:table-cell office:value-type="string">
            <text:p>31.98</text:p>
          </table:table-cell>
          <table:table-cell office:value-type="string">
            <text:p>c8</text:p>
          </table:table-cell>
        </table:table-row>
        <table:table-row table:style-name="ro1">
          <table:table-cell office:value-type="string">
            <text:p>25/05/2015</text:p>
          </table:table-cell>
          <table:table-cell office:value-type="string">
            <text:p>2T-088-Tmex fra 07 2015</text:p>
          </table:table-cell>
          <table:table-cell office:value-type="string">
            <text:p>tmex</text:p>
          </table:table-cell>
          <table:table-cell office:value-type="string">
            <text:p>G86659794</text:p>
          </table:table-cell>
          <table:table-cell office:value-type="string">
            <text:p>859.10</text:p>
          </table:table-cell>
          <table:table-cell office:value-type="string">
            <text:p>c8</text:p>
          </table:table-cell>
        </table:table-row>
        <table:table-row table:style-name="ro1">
          <table:table-cell office:value-type="string">
            <text:p>08/04/2015</text:p>
          </table:table-cell>
          <table:table-cell office:value-type="string">
            <text:p>2T-090-Dgisti fra j 21</text:p>
          </table:table-cell>
          <table:table-cell office:value-type="string">
            <text:p>Ingenieria y servicios tecnicos informaticos sl</text:p>
          </table:table-cell>
          <table:table-cell office:value-type="string">
            <text:p>B85285435</text:p>
          </table:table-cell>
          <table:table-cell office:value-type="string">
            <text:p>580.80</text:p>
          </table:table-cell>
          <table:table-cell office:value-type="string">
            <text:p>c8</text:p>
          </table:table-cell>
        </table:table-row>
        <table:table-row table:style-name="ro1">
          <table:table-cell office:value-type="string">
            <text:p>20/04/2015</text:p>
          </table:table-cell>
          <table:table-cell office:value-type="string">
            <text:p>2T-091-Dgisti fra j 22</text:p>
          </table:table-cell>
          <table:table-cell office:value-type="string">
            <text:p>Ingenieria y servicios tecnicos informaticos sl</text:p>
          </table:table-cell>
          <table:table-cell office:value-type="string">
            <text:p>B85285435</text:p>
          </table:table-cell>
          <table:table-cell office:value-type="string">
            <text:p>54.45</text:p>
          </table:table-cell>
          <table:table-cell office:value-type="string">
            <text:p>c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15/09/2015</text:date>, <text:time>20:09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09-15T20:09:11</dc:date>
    <dc:creator>Alfredo Calosci</dc:creator>
    <meta:editing-duration>PT2M30S</meta:editing-duration>
    <meta:editing-cycles>1</meta:editing-cycles>
    <meta:document-statistic meta:table-count="1" meta:cell-count="896" meta:object-count="0"/>
  </office:meta>
</office:document-meta>
</file>